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ec091" officeooo:paragraph-rsid="001ec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ěřen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26T15:19:00.200546340</meta:creation-date>
    <dc:date>2015-04-26T15:19:20.930758978</dc:date>
    <dc:creator>Hyna </dc:creator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3.6.2$Linux_X86_64 LibreOffice_project/430$Build-2</meta:generator>
  </office:meta>
</office:document-meta>
</file>